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FreeSans_2.ttf" manifest:media-type="application/x-font-ttf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normal" loext:font-weight="bold">
          <svg:font-face-format svg:string="truetype"/>
        </svg:font-face-uri>
      </svg:font-face-src>
    </style:font-face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25e86e" officeooo:paragraph-rsid="0025e86e"/>
    </style:style>
    <style:style style:name="P2" style:family="paragraph" style:parent-style-name="Text_20_body">
      <style:text-properties officeooo:rsid="00243bdf" officeooo:paragraph-rsid="0022b8b8"/>
    </style:style>
    <style:style style:name="P3" style:family="paragraph" style:parent-style-name="Text_20_body">
      <style:text-properties officeooo:rsid="00243bdf" officeooo:paragraph-rsid="0025e86e"/>
    </style:style>
    <style:style style:name="T1" style:family="text">
      <style:text-properties officeooo:rsid="002e6aba"/>
    </style:style>
    <style:style style:name="T2" style:family="text">
      <style:text-properties officeooo:rsid="002a4d10"/>
    </style:style>
    <style:style style:name="T3" style:family="text">
      <style:text-properties officeooo:rsid="0027856a"/>
    </style:style>
    <style:style style:name="T4" style:family="text">
      <style:text-properties officeooo:rsid="002b23b0"/>
    </style:style>
    <style:style style:name="T5" style:family="text">
      <style:text-properties officeooo:rsid="002c17bb"/>
    </style:style>
    <style:style style:name="T6" style:family="text">
      <style:text-properties officeooo:rsid="002854be"/>
    </style:style>
  </office:automatic-styles>
  <office:body>
    <office:text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h text:style-name="P1" text:outline-level="1">Abstract</text:h>
        </text:list-item>
      </text:list>
      <text:p text:style-name="P2">Loves <text:span text:style-name="T1">using </text:span>your <text:span text:style-name="T2">O</text:span>pen <text:span text:style-name="T2">S</text:span>ource <text:span text:style-name="T3">and </text:span><text:span text:style-name="T2">S</text:span><text:span text:style-name="T3">ource </text:span><text:span text:style-name="T2">A</text:span><text:span text:style-name="T3">vailable</text:span> software? Well, it <text:span text:style-name="T4">is</text:span> May 2025 which is the Open Source Initiative's Maintainer Month! Time to give these neglected but critically important folks a shout out of appreciations. Special thanks to Nick Vidal for giving the opportunity of this collaborations.</text:p>
      <text:p text:style-name="P2"/>
      <text:p text:style-name="P3">I'm (Holloway) Chew, Kean Ho – a maintainer stewarding some fun applications, some serious tools, and my own legal licenses since 2023.</text:p>
      <text:p text:style-name="P3"/>
      <text:p text:style-name="P3">Herein lies my <text:span text:style-name="T3">story</text:span> about being a <text:span text:style-name="T5">growing</text:span><text:span text:style-name="T6"> </text:span>maintain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chapter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chapter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chapter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chapter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chapter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chapter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en" fo:country="US">
      <text:sort-key text:key="identifier" text:sort-ascending="true"/>
    </text:bibliography-configuration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10T17:33:12.531570584</meta:creation-date>
    <dc:title>Partial Document Constructs</dc:title>
    <meta:generator>LibreOffice/25.2.2.2$Linux_X86_64 LibreOffice_project/7370d4be9e3cf6031a51beef54ff3bda878e3fac</meta:generator>
    <meta:editing-duration>PT21M35S</meta:editing-duration>
    <meta:editing-cycles>17</meta:editing-cycles>
    <dc:rights>All Rights Reserved</dc:rights>
    <dc:subject>A partial document constructs for main editing piece.</dc:subject>
    <meta:keyword>document</meta:keyword>
    <meta:keyword>official</meta:keyword>
    <meta:initial-creator>Kean Ho Chew</meta:initial-creator>
    <dc:coverage>partial document</dc:coverage>
    <dc:identifier>hollowaykeanho</dc:identifier>
    <dc:date>2025-05-04T05:28:03.703187076</dc:date>
    <dc:creator>Kean Ho Chew</dc:creator>
    <dc:contributor>(Holloway) Chew</dc:contributor>
    <dc:contributor>Kean Ho</dc:contributor>
    <dc:publisher>(Holloway) Chew</dc:publisher>
    <dc:publisher>Kean Ho</dc:publisher>
    <meta:document-statistic meta:table-count="0" meta:image-count="0" meta:object-count="0" meta:page-count="1" meta:paragraph-count="4" meta:word-count="80" meta:character-count="506" meta:non-whitespace-character-count="429"/>
    <meta:user-defined meta:name="Authored Date" meta:value-type="date">2024-04-03T00:00:00</meta:user-defined>
    <meta:user-defined meta:name="Authors">(Holloway) Chew, Kean Ho</meta:user-defined>
    <meta:user-defined meta:name="Collection">Officals</meta:user-defined>
    <meta:user-defined meta:name="Edition">1st Edition</meta:user-defined>
    <meta:user-defined meta:name="ID" meta:value-type="string">DOI: 00.00000/PUBLISHER.00000000</meta:user-defined>
    <meta:user-defined meta:name="Location" meta:value-type="string">Malaysia</meta:user-defined>
    <meta:user-defined meta:name="Publisher" meta:value-type="string">(Holloway) Chew, Kean Ho</meta:user-defined>
    <meta:user-defined meta:name="Source URL" meta:value-type="string">https://doi.org/00.00000/PUBLISHER.00000000</meta:user-defined>
    <meta:user-defined meta:name="Version" meta:value-type="string">Version: v1.0.0</meta:user-defined>
    <meta:template xlink:type="simple" xlink:actuate="onRequest" xlink:title="Holloway's Official Document" xlink:href="../../../../../../Configs/libreoffice/letter-head.ott" meta:date="2024-06-10T17:28:05.545594772"/>
  </office:meta>
</office:document-meta>
</file>